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kt – danke für deine Rückmeldung. Du bekommst jetzt die <text:span text:style-name="Strong_20_Emphasis">überarbeitete To-Do-Liste</text:span>, <text:span text:style-name="Strong_20_Emphasis">komplett offline umsetzbar</text:span>, <text:span text:style-name="Strong_20_Emphasis">anfängerfreundlich erklärt</text:span>, mit <text:span text:style-name="Strong_20_Emphasis">noch klarerer Rollenverteilung</text:span> der Dateien – speziell so, dass du <text:span text:style-name="Strong_20_Emphasis">jedes Teil des Account-Systems sofort verstehst</text:span>, ohne irgendetwas googeln zu müssen.</text:p>
      <text:p text:style-name="Horizontal_20_Line"/>
      <text:h text:style-name="Heading_20_1" text:outline-level="1">✅ ZIEL DER ARBEIT</text:h>
      <text:p text:style-name="Text_20_body">Du baust ein <text:span text:style-name="Strong_20_Emphasis">Account-Verwaltungssystem</text:span>, bei dem:</text:p>
      <text:list text:style-name="L1">
        <text:list-item>
          <text:p text:style-name="P2">Jeder Account ein eigener <text:span text:style-name="Strong_20_Emphasis">Ordner mit JSON-Dateien</text:span> ist.</text:p>
        </text:list-item>
        <text:list-item>
          <text:p text:style-name="P2">Es eine <text:span text:style-name="Strong_20_Emphasis">zentrale accountsPaths.json</text:span> gibt, die <text:span text:style-name="Strong_20_Emphasis">alle Accounts verwaltet</text:span> (wie ein Inhaltsverzeichnis).</text:p>
        </text:list-item>
        <text:list-item>
          <text:p text:style-name="P2">Du Accounts erstellen, löschen, laden, aktualisieren und auswählen kannst.</text:p>
        </text:list-item>
        <text:list-item>
          <text:p text:style-name="P2">Die Struktur <text:span text:style-name="Strong_20_Emphasis">sauber getrennt</text:span> ist – jede Datei hat einen <text:span text:style-name="Strong_20_Emphasis">klaren Zweck</text:span>.</text:p>
        </text:list-item>
      </text:list>
      <text:p text:style-name="Horizontal_20_Line"/>
      <text:h text:style-name="Heading_20_1" text:outline-level="1">📁 DEINE DATEIEN &amp; IHRE AUFGABEN (jetzt ganz klar!)</text:h>
      <text:p text:style-name="Horizontal_20_Line"/>
      <text:h text:style-name="Heading_20_2" text:outline-level="2"><text:span text:style-name="Source_20_Text">main.py</text:span></text:h>
      <text:p text:style-name="Text_20_body"><text:span text:style-name="Strong_20_Emphasis">Was sie tut:</text:span><text:line-break/>→ Startpunkt. Fragt den Benutzer (z. B. per <text:span text:style-name="Source_20_Text">argparse</text:span>) was passieren soll: Account erstellen, laden, etc.<text:line-break/>→ Leitet das Kommando an <text:span text:style-name="Source_20_Text">manager.py</text:span> weiter.</text:p>
      <text:p text:style-name="Text_20_body"><text:span text:style-name="Strong_20_Emphasis">Stell dir vor:</text:span><text:line-break/>Der Benutzer spricht mit <text:span text:style-name="Source_20_Text">main.py</text:span>. <text:span text:style-name="Source_20_Text">main.py</text:span> spricht <text:span text:style-name="Strong_20_Emphasis">nicht</text:span> selbst mit Accounts, sondern <text:span text:style-name="Strong_20_Emphasis">schickt Befehle</text:span> an den Manager.</text:p>
      <text:p text:style-name="Horizontal_20_Line"/>
      <text:h text:style-name="Heading_20_2" text:outline-level="2"><text:span text:style-name="Source_20_Text">manager.py</text:span> (**Zentrale Steuerung = "Chef")</text:h>
      <text:p text:style-name="Text_20_body"><text:span text:style-name="Strong_20_Emphasis">Was sie tut:</text:span><text:line-break/>→ Diese Datei bekommt Befehle von <text:span text:style-name="Source_20_Text">main.py</text:span><text:line-break/>→ Ruft dafür Funktionen auf in:</text:p>
      <text:list text:style-name="L2">
        <text:list-item>
          <text:p text:style-name="P3"><text:span text:style-name="Source_20_Text">repository.py</text:span> (für <text:span text:style-name="Strong_20_Emphasis">einen</text:span> Account)</text:p>
        </text:list-item>
        <text:list-item>
          <text:p text:style-name="P3"><text:soft-page-break/><text:span text:style-name="Source_20_Text">paths_manager.py</text:span> (für <text:span text:style-name="Strong_20_Emphasis">alle Accounts</text:span>)<text:line-break/>→ Ruft ggf. Logger &amp; Fehlerklassen auf<text:line-break/>→ Kombiniert alles zu einem Ergebnis</text:p>
        </text:list-item>
      </text:list>
      <text:p text:style-name="Text_20_body"><text:span text:style-name="Strong_20_Emphasis">Stell dir vor:</text:span><text:line-break/><text:span text:style-name="Source_20_Text">manager.py</text:span> ist der <text:span text:style-name="Strong_20_Emphasis">Chef</text:span>, der die <text:span text:style-name="Strong_20_Emphasis">anderen Dateien koordiniert</text:span>, aber selbst <text:span text:style-name="Strong_20_Emphasis">nichts direkt</text:span> tut. Er sagt nur, <text:span text:style-name="Emphasis">"Lade diesen Account, prüfe das Passwort, aktualisiere den Account."</text:span></text:p>
      <text:p text:style-name="Horizontal_20_Line"/>
      <text:h text:style-name="Heading_20_2" text:outline-level="2"><text:span text:style-name="Source_20_Text">repository.py</text:span> (**Einzelaccount-Verwalter = "Buchhalter")</text:h>
      <text:p text:style-name="Text_20_body"><text:span text:style-name="Strong_20_Emphasis">Was sie tut:</text:span><text:line-break/>→ Arbeitet <text:span text:style-name="Strong_20_Emphasis">mit einem einzelnen Account-Ordner</text:span><text:line-break/>→ Liest/schreibt die JSON-Dateien in diesem Ordner<text:line-break/>→ Gibt z. B. zurück: <text:span text:style-name="Source_20_Text">AccountData</text:span>, <text:span text:style-name="Source_20_Text">AccountMeta</text:span></text:p>
      <text:p text:style-name="Text_20_body"><text:span text:style-name="Strong_20_Emphasis">Stell dir vor:</text:span><text:line-break/>Du gibst dem Repository die ID des Accounts. Es weiß, wo der Ordner ist, und liest/schreibt dort die <text:span text:style-name="Source_20_Text">.json</text:span>-Dateien.</text:p>
      <text:p text:style-name="Text_20_body"><text:span text:style-name="Strong_20_Emphasis">Was rein gehört:</text:span></text:p>
      <text:list text:style-name="L3">
        <text:list-item>
          <text:p text:style-name="P4">Methoden wie:</text:p>
          <text:list>
            <text:list-item>
              <text:p text:style-name="P4"><text:span text:style-name="Source_20_Text">get_account(account_id: str) -&gt; AccountData</text:span></text:p>
            </text:list-item>
            <text:list-item>
              <text:p text:style-name="P4"><text:span text:style-name="Source_20_Text">update_account(...)</text:span></text:p>
            </text:list-item>
            <text:list-item>
              <text:p text:style-name="P4"><text:span text:style-name="Source_20_Text">save_account(...)</text:span></text:p>
            </text:list-item>
          </text:list>
        </text:list-item>
        <text:list-item>
          <text:p text:style-name="P4">Verwendung von <text:span text:style-name="Source_20_Text">AccountFiles</text:span> (aus <text:span text:style-name="Source_20_Text">models.py</text:span>), um Pfade zu finden</text:p>
        </text:list-item>
        <text:list-item>
          <text:p text:style-name="P4">Benutzt <text:span text:style-name="Source_20_Text">AccountMeta</text:span> und <text:span text:style-name="Source_20_Text">AccountData</text:span> (ebenfalls aus <text:span text:style-name="Source_20_Text">models.py</text:span>)</text:p>
        </text:list-item>
      </text:list>
      <text:p text:style-name="Horizontal_20_Line"/>
      <text:h text:style-name="Heading_20_2" text:outline-level="2"><text:span text:style-name="Source_20_Text">paths_manager.py</text:span> (**Zentrale Pfad-Verwaltung = "Verzeichnisführer")</text:h>
      <text:p text:style-name="Text_20_body"><text:span text:style-name="Strong_20_Emphasis">Was sie tut:</text:span><text:line-break/>→ Arbeitet <text:span text:style-name="Strong_20_Emphasis">ausschließlich</text:span> mit <text:span text:style-name="Source_20_Text">accountPaths.json</text:span><text:line-break/>→ Hat nichts mit den <text:span text:style-name="Source_20_Text">.json</text:span>-Dateien innerhalb der Accounts zu tun<text:line-break/>→ Verwaltet:</text:p>
      <text:list text:style-name="L4">
        <text:list-item>
          <text:p text:style-name="P5">Welche Accounts existieren</text:p>
        </text:list-item>
        <text:list-item>
          <text:p text:style-name="P5">Wo deren Ordner liegen</text:p>
        </text:list-item>
        <text:list-item>
          <text:p text:style-name="P5">Welche ID sie haben</text:p>
        </text:list-item>
      </text:list>
      <text:p text:style-name="Text_20_body"><text:soft-page-break/><text:span text:style-name="Strong_20_Emphasis">Was rein gehört:</text:span></text:p>
      <text:list text:style-name="L5">
        <text:list-item>
          <text:p text:style-name="P6">Funktion <text:span text:style-name="Source_20_Text">add_account_path(meta: AccountMeta)</text:span></text:p>
        </text:list-item>
        <text:list-item>
          <text:p text:style-name="P6">Funktion <text:span text:style-name="Source_20_Text">remove_account_path(account_id: str)</text:span></text:p>
        </text:list-item>
        <text:list-item>
          <text:p text:style-name="P6">Funktion <text:span text:style-name="Source_20_Text">get_account_path(account_id: str)</text:span></text:p>
        </text:list-item>
        <text:list-item>
          <text:p text:style-name="P6">Funktion <text:span text:style-name="Source_20_Text">list_account_paths() -&gt; list[AccountMeta]</text:span></text:p>
        </text:list-item>
      </text:list>
      <text:p text:style-name="Text_20_body"><text:span text:style-name="Strong_20_Emphasis">Stell dir vor:</text:span><text:line-break/>Ein Inhaltsverzeichnis in einem Buch. Diese Datei weiß, <text:span text:style-name="Emphasis">wo</text:span> du suchen musst – sie liest aber <text:span text:style-name="Strong_20_Emphasis">nicht den Inhalt</text:span>.</text:p>
      <text:p text:style-name="Horizontal_20_Line"/>
      <text:h text:style-name="Heading_20_2" text:outline-level="2"><text:span text:style-name="Source_20_Text">models.py</text:span> (**Datenmodelle = "Baupläne")</text:h>
      <text:p text:style-name="Text_20_body"><text:span text:style-name="Strong_20_Emphasis">Was sie tut:</text:span><text:line-break/>→ Definiert, wie Daten aussehen.<text:line-break/>→ Diese Klassen enthalten <text:span text:style-name="Strong_20_Emphasis">keine Logik</text:span>, nur <text:span text:style-name="Strong_20_Emphasis">Attribute</text:span></text:p>
      <text:p text:style-name="Text_20_body"><text:span text:style-name="Strong_20_Emphasis">Muss enthalten:</text:span></text:p>
      <text:list text:style-name="L6">
        <text:list-item>
          <text:p text:style-name="P7"><text:span text:style-name="Source_20_Text">AccountMeta</text:span>: ID, Name, Ordnerpfad</text:p>
        </text:list-item>
        <text:list-item>
          <text:p text:style-name="P7"><text:span text:style-name="Source_20_Text">AccountData</text:span>: Die Inhalte des Accounts (z. B. SMTP, API, Benutzername...)</text:p>
        </text:list-item>
        <text:list-item>
          <text:p text:style-name="P7"><text:span text:style-name="Source_20_Text">AccountFiles</text:span>: Speichert Pfade zu allen <text:span text:style-name="Source_20_Text">.json</text:span>-Dateien <text:span text:style-name="Strong_20_Emphasis">innerhalb eines Account-Ordners</text:span></text:p>
        </text:list-item>
      </text:list>
      <text:p text:style-name="Text_20_body"><text:span text:style-name="Strong_20_Emphasis">Stell dir vor:</text:span><text:line-break/>Ein "Plan", wie ein Account aussieht. So wie ein Formular mit Feldern.</text:p>
      <text:p text:style-name="Horizontal_20_Line"/>
      <text:h text:style-name="Heading_20_2" text:outline-level="2"><text:span text:style-name="Source_20_Text">interface.py</text:span> (**Interface/Vertrag = "Was ein Repository können MUSS")</text:h>
      <text:p text:style-name="Text_20_body"><text:span text:style-name="Strong_20_Emphasis">Was sie tut:</text:span><text:line-break/>→ Definiert mit <text:span text:style-name="Source_20_Text">Protocol</text:span>, welche Methoden ein Repository <text:span text:style-name="Strong_20_Emphasis">haben muss</text:span><text:line-break/>→ Keine Logik, nur Methodensignaturen</text:p>
      <text:p text:style-name="Text_20_body"><text:span text:style-name="Strong_20_Emphasis">Warum das wichtig ist:</text:span><text:line-break/>Wenn du später z. B. eine andere Version vom Repository machen willst (mit SQLite), kannst du sie <text:span text:style-name="Strong_20_Emphasis">austauschen</text:span>, solange sie dasselbe Interface erfüllt.</text:p>
      <text:p text:style-name="Text_20_body"><text:span text:style-name="Strong_20_Emphasis">Was rein gehört:</text:span></text:p>
      <text:list text:style-name="L7">
        <text:list-item>
          <text:p text:style-name="P8">Klasse <text:span text:style-name="Source_20_Text">AccountRepository(Protocol):</text:span></text:p>
        </text:list-item>
        <text:list-item>
          <text:p text:style-name="P8">Methoden:</text:p>
          <text:list>
            <text:list-item>
              <text:p text:style-name="P8"><text:soft-page-break/><text:span text:style-name="Source_20_Text">get_account(...) -&gt; AccountData</text:span></text:p>
            </text:list-item>
            <text:list-item>
              <text:p text:style-name="P8"><text:span text:style-name="Source_20_Text">add_account(...)</text:span></text:p>
            </text:list-item>
            <text:list-item>
              <text:p text:style-name="P8"><text:span text:style-name="Source_20_Text">remove_account(...)</text:span></text:p>
            </text:list-item>
            <text:list-item>
              <text:p text:style-name="P8"><text:span text:style-name="Source_20_Text">update_account(...)</text:span></text:p>
            </text:list-item>
            <text:list-item>
              <text:p text:style-name="P8"><text:span text:style-name="Source_20_Text">list_accounts() -&gt; list[AccountMeta]</text:span></text:p>
            </text:list-item>
          </text:list>
        </text:list-item>
      </text:list>
      <text:p text:style-name="Text_20_body"><text:span text:style-name="Strong_20_Emphasis">Stell dir vor:</text:span><text:line-break/>Ein Vertrag: <text:span text:style-name="Emphasis">"Egal wie du es machst, du musst diese Funktionen anbieten."</text:span></text:p>
      <text:p text:style-name="Horizontal_20_Line"/>
      <text:h text:style-name="Heading_20_2" text:outline-level="2"><text:span text:style-name="Source_20_Text">exceptions.py</text:span> (**Eigene Fehlerarten = "Klarere Fehlermeldungen")</text:h>
      <text:p text:style-name="Text_20_body"><text:span text:style-name="Strong_20_Emphasis">Was sie tut:</text:span><text:line-break/>→ Enthält <text:span text:style-name="Strong_20_Emphasis">eigene Fehlerklassen</text:span>, z. B. <text:span text:style-name="Source_20_Text">AccountNotFoundError</text:span><text:line-break/>→ Diese Klassen <text:span text:style-name="Strong_20_Emphasis">erben</text:span> von <text:span text:style-name="Source_20_Text">Exception</text:span><text:line-break/>→ Sie helfen dir, <text:span text:style-name="Strong_20_Emphasis">genauer zu sagen, was falsch gelaufen ist</text:span></text:p>
      <text:p text:style-name="Text_20_body"><text:span text:style-name="Strong_20_Emphasis">Beispiel:</text:span></text:p>
      <text:p text:style-name="Preformatted_20_Text"><text:span text:style-name="Source_20_Text">class AccountNotFoundError(Exception):</text:span></text:p>
      <text:p text:style-name="Preformatted_20_Text"><text:span text:style-name="Source_20_Text"><text:s text:c="4"/>def __init__(self, account_id: str):</text:span></text:p>
      <text:p text:style-name="P1"><text:span text:style-name="Source_20_Text"><text:s text:c="8"/>super().__init__(f"Kein Account mit der ID '{account_id}' gefunden.")</text:span></text:p>
      <text:p text:style-name="Text_20_body"><text:span text:style-name="Strong_20_Emphasis">Stell dir vor:</text:span><text:line-break/>Statt <text:span text:style-name="Source_20_Text">ValueError</text:span> zu werfen, sagst du genau <text:span text:style-name="Emphasis">was</text:span> passiert ist – und kannst gezielt darauf reagieren.</text:p>
      <text:p text:style-name="Horizontal_20_Line"/>
      <text:h text:style-name="Heading_20_1" text:outline-level="1">✅ Technische Datenflüsse (einfach erklärt)</text:h>
      <text:p text:style-name="Horizontal_20_Line"/>
      <text:h text:style-name="Heading_20_2" text:outline-level="2">📦 Account erstellen (Ablauf)</text:h>
      <text:list text:style-name="L8">
        <text:list-item>
          <text:p text:style-name="P9"><text:span text:style-name="Source_20_Text">main.py</text:span> sagt zu <text:span text:style-name="Source_20_Text">manager.py</text:span>: „Erstelle neuen Account.“</text:p>
        </text:list-item>
        <text:list-item>
          <text:p text:style-name="P9"><text:span text:style-name="Source_20_Text">manager.py</text:span>:</text:p>
          <text:list>
            <text:list-item>
              <text:p text:style-name="P9">Fragt per Input Daten ab</text:p>
            </text:list-item>
            <text:list-item>
              <text:p text:style-name="P9">Ruft <text:span text:style-name="Source_20_Text">paths_manager.py.add_account_path()</text:span> auf → speichert in <text:span text:style-name="Source_20_Text">accountPaths.json</text:span></text:p>
            </text:list-item>
            <text:list-item>
              <text:p text:style-name="P9">Ruft <text:span text:style-name="Source_20_Text">repository.py.add_account(...)</text:span> auf → erstellt Ordner, JSON-Dateien</text:p>
            </text:list-item>
            <text:list-item>
              <text:p text:style-name="P9"><text:soft-page-break/>Loggt ggf. per <text:span text:style-name="Source_20_Text">logger</text:span></text:p>
            </text:list-item>
          </text:list>
        </text:list-item>
        <text:list-item>
          <text:p text:style-name="P9">Ergebnis: Account ist vollständig angelegt</text:p>
        </text:list-item>
      </text:list>
      <text:p text:style-name="Horizontal_20_Line"/>
      <text:h text:style-name="Heading_20_2" text:outline-level="2">📦 Account laden</text:h>
      <text:list text:style-name="L9">
        <text:list-item>
          <text:p text:style-name="P10"><text:span text:style-name="Source_20_Text">main.py</text:span> sagt zu <text:span text:style-name="Source_20_Text">manager.py</text:span>: „Lade Account mit ID X“</text:p>
        </text:list-item>
        <text:list-item>
          <text:p text:style-name="P10"><text:span text:style-name="Source_20_Text">manager.py</text:span> ruft:</text:p>
          <text:list>
            <text:list-item>
              <text:p text:style-name="P10"><text:span text:style-name="Source_20_Text">paths_manager.py.get_account_path()</text:span> auf → bekommt Pfad</text:p>
            </text:list-item>
            <text:list-item>
              <text:p text:style-name="P10"><text:span text:style-name="Source_20_Text">repository.py.get_account(...)</text:span> auf → liest JSON-Dateien im Ordner</text:p>
            </text:list-item>
          </text:list>
        </text:list-item>
        <text:list-item>
          <text:p text:style-name="P10">Account-Daten werden als <text:span text:style-name="Source_20_Text">AccountData</text:span> zurückgegeben</text:p>
        </text:list-item>
      </text:list>
      <text:p text:style-name="Horizontal_20_Line"/>
      <text:h text:style-name="Heading_20_2" text:outline-level="2">📦 Account löschen</text:h>
      <text:list text:style-name="L10">
        <text:list-item>
          <text:p text:style-name="P11"><text:span text:style-name="Source_20_Text">main.py</text:span> sagt zu <text:span text:style-name="Source_20_Text">manager.py</text:span>: „Lösche Account mit ID X“</text:p>
        </text:list-item>
        <text:list-item>
          <text:p text:style-name="P11"><text:span text:style-name="Source_20_Text">manager.py</text:span> ruft:</text:p>
          <text:list>
            <text:list-item>
              <text:p text:style-name="P11"><text:span text:style-name="Source_20_Text">paths_manager.py.remove_account_path(...)</text:span></text:p>
            </text:list-item>
            <text:list-item>
              <text:p text:style-name="P11"><text:span text:style-name="Source_20_Text">repository.py.remove_account(...)</text:span> (löscht Ordner)</text:p>
            </text:list-item>
          </text:list>
        </text:list-item>
        <text:list-item>
          <text:p text:style-name="P11">Falls Account nicht existiert → wirf <text:span text:style-name="Source_20_Text">AccountNotFoundError</text:span></text:p>
        </text:list-item>
      </text:list>
      <text:p text:style-name="Horizontal_20_Line"/>
      <text:h text:style-name="Heading_20_1" text:outline-level="1">🧠 Wichtige Hinweise für deine Offline-Arbeit</text:h>
      <text:list text:style-name="L11">
        <text:list-item>
          <text:p text:style-name="P12">Jede Datei hat <text:span text:style-name="Strong_20_Emphasis">eine einzige Verantwortung</text:span></text:p>
        </text:list-item>
        <text:list-item>
          <text:p text:style-name="P12"><text:span text:style-name="Source_20_Text">manager.py</text:span> ist die <text:span text:style-name="Strong_20_Emphasis">einzige Datei</text:span>, die mit der Außenwelt (Benutzer, CLI) redet</text:p>
        </text:list-item>
        <text:list-item>
          <text:p text:style-name="P12"><text:span text:style-name="Source_20_Text">paths_manager.py</text:span> ist die <text:span text:style-name="Strong_20_Emphasis">einzige Datei</text:span>, die <text:span text:style-name="Source_20_Text">accountPaths.json</text:span> anfasst</text:p>
        </text:list-item>
        <text:list-item>
          <text:p text:style-name="P12"><text:span text:style-name="Source_20_Text">repository.py</text:span> ist die <text:span text:style-name="Strong_20_Emphasis">einzige Datei</text:span>, die mit den Dateien <text:span text:style-name="Strong_20_Emphasis">innerhalb</text:span> eines Accounts arbeitet</text:p>
        </text:list-item>
      </text:list>
      <text:p text:style-name="Horizontal_20_Line"/>
      <text:p text:style-name="Text_20_body">Wenn du willst, kann ich dir noch eine Mindmap oder ein ausgedrucktes Ablaufdiagramm (PNG oder PDF) zur Übersicht bauen – sag einfach Bescheid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8T19:09:29.144816584</meta:creation-date>
    <dc:date>2025-08-08T19:09:42.936310971</dc:date>
    <meta:editing-duration>PT14S</meta:editing-duration>
    <meta:editing-cycles>1</meta:editing-cycles>
    <meta:document-statistic meta:table-count="0" meta:image-count="0" meta:object-count="0" meta:page-count="5" meta:paragraph-count="90" meta:word-count="790" meta:character-count="5578" meta:non-whitespace-character-count="4910"/>
    <meta:generator>LibreOffice/24.2.7.2$Linux_X86_64 LibreOffice_project/420$Build-2</meta:generator>
  </office:meta>
</office:document-meta>
</file>